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703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4.732cm" svg:height="4.953cm" svg:x="1.381cm" svg:y="1cm">
          <draw:text-box>
            <text:p text:style-name="P1"><text:span text:style-name="T1">Diễn giải</text:span></text:p>
            <text:p text:style-name="P1"><text:span text:style-name="T1">* Đối tượng: là nhà dịch vụ in ấn</text:span></text:p>
            <text:p text:style-name="P1"><text:span text:style-name="T1">* Nội dung: </text:span></text:p>
            <text:p text:style-name="P1"><text:span text:style-name="T1"><text:tab/></text:span><text:span text:style-name="T1">- Giấ trị mang lại cho họ </text:span></text:p>
            <text:p text:style-name="P1"><text:span text:style-name="T1"><text:tab/></text:span><text:span text:style-name="T1">- Cách đặt hàng dễ</text:span></text:p>
            <text:p text:style-name="P1"><text:span text:style-name="T1"><text:tab/></text:span><text:span text:style-name="T1">- Nhận báo giá dễ dàng</text:span></text:p>
            <text:p text:style-name="P1"><text:span text:style-name="T1"><text:tab/></text:span><text:span text:style-name="T1">- Cách gởi file đặt hàng dễ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2.0.3$Windows_X86_64 LibreOffice_project/98c6a8a1c6c7b144ce3cc729e34964b47ce25d62</meta:generator>
    <dc:date>2019-03-23T08:41:21.376000000</dc:date>
    <meta:editing-duration>PT1M16S</meta:editing-duration>
    <meta:editing-cycles>1</meta:editing-cycles>
    <meta:document-statistic meta:object-count="1"/>
  </office:meta>
</office:document-meta>
</file>